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Mono" svg:font-family="'Dejavu Sans Mono', Consolas, Courier, monospace"/>
    <style:font-face style:name="Georgia" svg:font-family="Georgia, Palatino, serif"/>
    <style:font-face style:name="Google Sans" svg:font-family="'Google Sans', arial, sans-serif"/>
    <style:font-face style:name="HelveticaNeueBoldCondensed" svg:font-family="HelveticaNeueBoldCondensed, HelveticaNeue-Bold-Condensed, 'Helvetica Neue Bold Condensed', HelveticaNeue-CondensedBold, HelveticaNeueBold, HelveticaNeue-Bold, 'Helvetica Neue Bold', HelveticaNeue, 'Helvetica Neue', HelveticaNeueRoman, HelveticaNeue-Roman, 'Helvetica Neue Roman', TeXGyreHerosCnBold, Helvetica, Arial, serif"/>
    <style:font-face style:name="Roboto" svg:font-family="Roboto, Arial, sans-serif"/>
    <style:font-face style:name="Times New Roman1" svg:font-family="'Times New Roman', stixgeneral, serif"/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left" fo:background-color="#ffffff">
        <style:background-image/>
      </style:table-properties>
    </style:style>
    <style:style style:name="Table1.A" style:family="table-column">
      <style:table-column-properties style:column-width="4.643cm"/>
    </style:style>
    <style:style style:name="Table1.B" style:family="table-column">
      <style:table-column-properties style:column-width="7.209cm"/>
    </style:style>
    <style:style style:name="Table1.C" style:family="table-column">
      <style:table-column-properties style:column-width="5.149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Table1.C1" style:family="table-cell">
      <style:table-cell-properties fo:padding="0.049cm" fo:border="none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02124" style:font-name="arial" fo:font-size="12pt" fo:letter-spacing="normal" fo:font-style="normal" fo:font-weight="normal"/>
    </style:style>
    <style:style style:name="P3" style:family="paragraph" style:parent-style-name="Standard">
      <style:paragraph-properties fo:margin-left="0cm" fo:margin-right="0cm" fo:margin-top="0.238cm" fo:margin-bottom="0.212cm" style:line-height-at-least="0.635cm" fo:text-align="start" style:justify-single-word="false" fo:orphans="2" fo:widows="2" fo:text-indent="0cm" style:auto-text-indent="false" fo:padding="0cm" fo:border="none"/>
      <style:text-properties fo:font-variant="normal" fo:text-transform="none" fo:color="#202124" style:font-name="arial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7" style:family="paragraph" style:parent-style-name="Table_20_Contents">
      <style:paragraph-properties fo:margin-left="0cm" fo:margin-right="0cm" fo:margin-top="0cm" fo:margin-bottom="0cm" style:line-height-at-least="0.582cm" fo:text-align="start" style:justify-single-word="false" fo:text-indent="0cm" style:auto-text-indent="false" fo:padding="0cm" fo:border="none"/>
      <style:text-properties fo:font-size="13.5pt" fo:background-color="transparent"/>
    </style:style>
    <style:style style:name="P8" style:family="paragraph" style:parent-style-name="Standard">
      <style:paragraph-properties fo:margin-top="0.238cm" fo:margin-bottom="0.212cm" style:line-height-at-least="0.635cm" fo:text-align="start" style:justify-single-word="false" fo:orphans="2" fo:widows="2" fo:padding="0cm" fo:border="none"/>
      <style:text-properties fo:font-variant="normal" fo:text-transform="none" fo:color="#202124" style:font-name="arial" fo:font-size="12pt" fo:letter-spacing="normal" fo:font-style="normal" fo:font-weight="normal"/>
    </style:style>
    <style:style style:name="P9" style:family="paragraph" style:parent-style-name="Standard">
      <style:paragraph-properties fo:margin-top="0.238cm" fo:margin-bottom="0.212cm" style:line-height-at-least="0.635cm" fo:text-align="start" style:justify-single-word="false" fo:orphans="2" fo:widows="2" fo:padding="0cm" fo:border="none"/>
    </style:style>
    <style:style style:name="P10" style:family="paragraph" style:parent-style-name="Standard">
      <style:paragraph-properties fo:margin-top="0.238cm" fo:margin-bottom="0.212cm" style:line-height-at-least="0.635cm" fo:text-align="start" style:justify-single-word="false" fo:orphans="2" fo:widows="2" fo:padding="0cm" fo:border="none"/>
      <style:text-properties fo:font-size="12pt"/>
    </style:style>
    <style:style style:name="P11" style:family="paragraph" style:parent-style-name="Standard">
      <style:paragraph-properties fo:margin-top="0cm" fo:margin-bottom="0.132cm" fo:line-height="125%" fo:text-align="start" style:justify-single-word="false" fo:orphans="2" fo:widows="2" fo:padding="0cm" fo:border="none"/>
      <style:text-properties fo:color="#222222" style:font-name="Google Sans" fo:font-size="15pt"/>
    </style:style>
    <style:style style:name="P12" style:family="paragraph" style:parent-style-name="Heading_20_1">
      <style:text-properties fo:font-variant="normal" fo:text-transform="none" fo:color="#000000" style:font-name="HelveticaNeueBoldCondensed" fo:letter-spacing="normal" fo:font-style="normal" fo:font-weight="bold"/>
    </style:style>
    <style:style style:name="P13" style:family="paragraph" style:parent-style-name="Table_20_Contents">
      <style:text-properties fo:font-size="2pt" style:font-size-asian="2pt" style:font-size-complex="2pt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11111" style:font-name="Roboto" fo:letter-spacing="normal" fo:font-style="normal" fo:font-weight="normal"/>
    </style:style>
    <style:style style:name="P15" style:family="paragraph" style:parent-style-name="Standard">
      <style:paragraph-properties fo:margin-top="0.238cm" fo:margin-bottom="0.212cm" style:line-height-at-least="0.635cm" fo:text-align="start" style:justify-single-word="false" fo:orphans="2" fo:widows="2" fo:padding="0cm" fo:border="none"/>
      <style:text-properties fo:font-variant="normal" fo:text-transform="none" fo:color="#202124" style:font-name="arial" fo:font-size="12pt" fo:letter-spacing="normal" fo:font-style="normal" fo:font-weight="normal"/>
    </style:style>
    <style:style style:name="P16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111111" style:font-name="Roboto" fo:letter-spacing="normal" fo:font-style="normal" fo:font-weight="normal"/>
    </style:style>
    <style:style style:name="T1" style:family="text">
      <style:text-properties fo:font-variant="normal" fo:text-transform="none" fo:color="#333333" style:font-name="Georgia" fo:font-size="13.5pt" fo:letter-spacing="normal" fo:font-style="normal" fo:font-weight="normal"/>
    </style:style>
    <style:style style:name="T2" style:family="text">
      <style:text-properties fo:font-weight="bold"/>
    </style:style>
    <style:style style:name="T3" style:family="text">
      <style:text-properties fo:font-size="12pt"/>
    </style:style>
    <style:style style:name="T4" style:family="text">
      <style:text-properties fo:font-size="12pt" fo:font-weight="bold"/>
    </style:style>
    <style:style style:name="T5" style:family="text">
      <style:text-properties style:text-position="33% 80%"/>
    </style:style>
    <style:style style:name="T6" style:family="text">
      <style:text-properties fo:color="#000000"/>
    </style:style>
    <style:style style:name="T7" style:family="text">
      <style:text-properties fo:color="#000000" style:font-name="Times New Roman1" fo:font-size="11.25pt"/>
    </style:style>
    <style:style style:name="T8" style:family="text">
      <style:text-properties fo:color="#4d5156"/>
    </style:style>
    <style:style style:name="T9" style:family="text">
      <style:text-properties fo:color="#4d5156" style:font-name="arial" fo:font-size="10.5pt"/>
    </style:style>
    <style:style style:name="T10" style:family="text">
      <style:text-properties fo:color="#5f6368" style:font-name="arial" fo:font-size="10.5pt" fo:font-style="normal" fo:font-weight="bold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background-color="transparent" style:background-transparency="100%" fo:padding="0cm" fo:border="none">
        <style:background-image/>
      </style:graphic-properties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Tyrosine Hydroxylase, the Rate-Limiting Enzyme in Catecholamine Biosynthesis</text:h>
      <text:p text:style-name="Text_20_body"/>
      <text:p text:style-name="Standard"><text:bookmark text:name="row1"/><text:bookmark text:name="flashCardsListingTable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rate limiting enzyme for glycoloysis</text:p>
          </table:table-cell>
          <table:table-cell table:style-name="Table1.A1" office:value-type="string">
            <text:p text:style-name="P7">phosphofructokinase (PFK1)<text:bookmark text:name="row2"/></text:p>
          </table:table-cell>
          <table:table-cell table:style-name="Table1.C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6"><draw:frame draw:style-name="fr1" draw:name="Frame1" text:anchor-type="paragraph" svg:width="0.529cm" draw:z-index="0"><draw:text-box fo:min-height="0.529cm"><text:p text:style-name="P4"/></draw:text-box></draw:frame></text:p>
          </table:table-cell>
          <table:table-cell table:style-name="Table1.A1" office:value-type="string">
            <text:p text:style-name="P7">rate limiting enzyme for gluconeogenesis</text:p>
          </table:table-cell>
          <table:table-cell table:style-name="Table1.A1" office:value-type="string">
            <text:p text:style-name="P7">fructose 1,6 bisphosphonate<text:bookmark text:name="row3"/></text:p>
          </table:table-cell>
        </table:table-row>
        <table:table-row table:style-name="Table1.1">
          <table:table-cell table:style-name="Table1.A1" office:value-type="string">
            <text:p text:style-name="P6"><draw:frame draw:style-name="fr1" draw:name="Frame2" text:anchor-type="paragraph" svg:width="0.529cm" draw:z-index="1"><draw:text-box fo:min-height="0.529cm"><text:p text:style-name="P4"/></draw:text-box></draw:frame></text:p>
          </table:table-cell>
          <table:table-cell table:style-name="Table1.A1" office:value-type="string">
            <text:p text:style-name="P7">rate limiting enzyme for the TCA cycle</text:p>
          </table:table-cell>
          <table:table-cell table:style-name="Table1.A1" office:value-type="string">
            <text:p text:style-name="P7">isocitrate dehydrogenase<text:bookmark text:name="row4"/></text:p>
          </table:table-cell>
        </table:table-row>
        <table:table-row table:style-name="Table1.1">
          <table:table-cell table:style-name="Table1.A1" office:value-type="string">
            <text:p text:style-name="P6"><draw:frame draw:style-name="fr1" draw:name="Frame3" text:anchor-type="paragraph" svg:width="0.529cm" draw:z-index="2"><draw:text-box fo:min-height="0.529cm"><text:p text:style-name="P4"/></draw:text-box></draw:frame></text:p>
          </table:table-cell>
          <table:table-cell table:style-name="Table1.A1" office:value-type="string">
            <text:p text:style-name="P7">rate limiting enzyme for glycogen synthesis</text:p>
          </table:table-cell>
          <table:table-cell table:style-name="Table1.A1" office:value-type="string">
            <text:p text:style-name="P7">glycogen synthase<text:bookmark text:name="row5"/></text:p>
          </table:table-cell>
        </table:table-row>
        <table:table-row table:style-name="Table1.1">
          <table:table-cell table:style-name="Table1.A1" office:value-type="string">
            <text:p text:style-name="P6"><draw:frame draw:style-name="fr1" draw:name="Frame4" text:anchor-type="paragraph" svg:width="0.529cm" draw:z-index="3"><draw:text-box fo:min-height="0.529cm"><text:p text:style-name="P4"/></draw:text-box></draw:frame></text:p>
          </table:table-cell>
          <table:table-cell table:style-name="Table1.A1" office:value-type="string">
            <text:p text:style-name="P7">rate limiting enzyme for glycogenolysis</text:p>
          </table:table-cell>
          <table:table-cell table:style-name="Table1.A1" office:value-type="string">
            <text:p text:style-name="P7">glycogen phosphorylase<text:bookmark text:name="row6"/></text:p>
          </table:table-cell>
        </table:table-row>
        <table:table-row table:style-name="Table1.1">
          <table:table-cell table:style-name="Table1.A1" office:value-type="string">
            <text:p text:style-name="P6"><draw:frame draw:style-name="fr1" draw:name="Frame5" text:anchor-type="paragraph" svg:width="0.529cm" draw:z-index="4"><draw:text-box fo:min-height="0.529cm"><text:p text:style-name="P4"/></draw:text-box></draw:frame></text:p>
          </table:table-cell>
          <table:table-cell table:style-name="Table1.A1" office:value-type="string">
            <text:p text:style-name="P7">rate limiting enzyme for the HMP shunt</text:p>
          </table:table-cell>
          <table:table-cell table:style-name="Table1.A1" office:value-type="string">
            <text:p text:style-name="P7">G6PD<text:bookmark text:name="row7"/></text:p>
          </table:table-cell>
        </table:table-row>
        <table:table-row table:style-name="Table1.1">
          <table:table-cell table:style-name="Table1.A1" office:value-type="string">
            <text:p text:style-name="P6"><draw:frame draw:style-name="fr1" draw:name="Frame6" text:anchor-type="paragraph" svg:width="0.529cm" draw:z-index="5"><draw:text-box fo:min-height="0.529cm"><text:p text:style-name="P4"/></draw:text-box></draw:frame></text:p>
          </table:table-cell>
          <table:table-cell table:style-name="Table1.A1" office:value-type="string">
            <text:p text:style-name="P7">rate limiting enzyme for de novo pyrimidine synthesis</text:p>
          </table:table-cell>
          <table:table-cell table:style-name="Table1.A1" office:value-type="string">
            <text:p text:style-name="P7">carbomoly phosphate synthetase I<text:bookmark text:name="row8"/></text:p>
          </table:table-cell>
        </table:table-row>
        <table:table-row table:style-name="Table1.1">
          <table:table-cell table:style-name="Table1.A1" office:value-type="string">
            <text:p text:style-name="P6"><draw:frame draw:style-name="fr1" draw:name="Frame7" text:anchor-type="paragraph" svg:width="0.529cm" draw:z-index="6"><draw:text-box fo:min-height="0.529cm"><text:p text:style-name="P4"/></draw:text-box></draw:frame></text:p>
          </table:table-cell>
          <table:table-cell table:style-name="Table1.A1" office:value-type="string">
            <text:p text:style-name="P7">rate limiting enzyme for de novo purine synthesis</text:p>
          </table:table-cell>
          <table:table-cell table:style-name="Table1.A1" office:value-type="string">
            <text:p text:style-name="P7">glutamine- PRPP aminotransferase<text:bookmark text:name="row9"/></text:p>
          </table:table-cell>
        </table:table-row>
        <table:table-row table:style-name="Table1.1">
          <table:table-cell table:style-name="Table1.A1" office:value-type="string">
            <text:p text:style-name="P6"><draw:frame draw:style-name="fr1" draw:name="Frame8" text:anchor-type="paragraph" svg:width="0.529cm" draw:z-index="7"><draw:text-box fo:min-height="0.529cm"><text:p text:style-name="P4"/></draw:text-box></draw:frame></text:p>
          </table:table-cell>
          <table:table-cell table:style-name="Table1.A1" office:value-type="string">
            <text:p text:style-name="P7">rate limiting enzyme for the urea cycle</text:p>
          </table:table-cell>
          <table:table-cell table:style-name="Table1.A1" office:value-type="string">
            <text:p text:style-name="P7">carbamoyl phosphate synthetase I<text:bookmark text:name="row10"/></text:p>
          </table:table-cell>
        </table:table-row>
        <table:table-row table:style-name="Table1.1">
          <table:table-cell table:style-name="Table1.A1" office:value-type="string">
            <text:p text:style-name="P6"><draw:frame draw:style-name="fr1" draw:name="Frame9" text:anchor-type="paragraph" svg:width="0.529cm" draw:z-index="8"><draw:text-box fo:min-height="0.529cm"><text:p text:style-name="P4"/></draw:text-box></draw:frame></text:p>
          </table:table-cell>
          <table:table-cell table:style-name="Table1.A1" office:value-type="string">
            <text:p text:style-name="P7">rate limiting enzyme for fatty acid synthesis</text:p>
          </table:table-cell>
          <table:table-cell table:style-name="Table1.A1" office:value-type="string">
            <text:p text:style-name="P7">acetyl CoA carboxylase<text:bookmark text:name="row11"/></text:p>
          </table:table-cell>
        </table:table-row>
        <table:table-row table:style-name="Table1.1">
          <table:table-cell table:style-name="Table1.A1" office:value-type="string">
            <text:p text:style-name="P6"><draw:frame draw:style-name="fr1" draw:name="Frame10" text:anchor-type="paragraph" svg:width="0.529cm" draw:z-index="9"><draw:text-box fo:min-height="0.529cm"><text:p text:style-name="P4"/></draw:text-box></draw:frame></text:p>
          </table:table-cell>
          <table:table-cell table:style-name="Table1.A1" office:value-type="string">
            <text:p text:style-name="P7">rate limiting enzyme for fatty acid oxidation</text:p>
          </table:table-cell>
          <table:table-cell table:style-name="Table1.A1" office:value-type="string">
            <text:p text:style-name="P7">carnitine acyltransferase I<text:bookmark text:name="row12"/></text:p>
          </table:table-cell>
        </table:table-row>
        <table:table-row table:style-name="Table1.1">
          <table:table-cell table:style-name="Table1.A1" office:value-type="string">
            <text:p text:style-name="P6"><draw:frame draw:style-name="fr1" draw:name="Frame11" text:anchor-type="paragraph" svg:width="0.529cm" draw:z-index="10"><draw:text-box fo:min-height="0.529cm"><text:p text:style-name="P4"/></draw:text-box></draw:frame></text:p>
          </table:table-cell>
          <table:table-cell table:style-name="Table1.A1" office:value-type="string">
            <text:p text:style-name="P7">rate limiting enzyme for ketogenesis</text:p>
          </table:table-cell>
          <table:table-cell table:style-name="Table1.A1" office:value-type="string">
            <text:p text:style-name="P7">HMG-CoA synthase<text:bookmark text:name="row13"/></text:p>
          </table:table-cell>
        </table:table-row>
        <table:table-row table:style-name="Table1.1">
          <table:table-cell table:style-name="Table1.A1" office:value-type="string">
            <text:p text:style-name="P6"><draw:frame draw:style-name="fr1" draw:name="Frame12" text:anchor-type="paragraph" svg:width="0.529cm" draw:z-index="11"><draw:text-box fo:min-height="0.529cm"><text:p text:style-name="P4"/></draw:text-box></draw:frame></text:p>
          </table:table-cell>
          <table:table-cell table:style-name="Table1.A1" office:value-type="string">
            <text:p text:style-name="P7">rate limiting enzyme for cholesterol synthesis</text:p>
          </table:table-cell>
          <table:table-cell table:style-name="Table1.A1" office:value-type="string">
            <text:p text:style-name="P7">HMG-CoA reductase</text:p>
          </table:table-cell>
        </table:table-row>
      </table:table>
      <text:p text:style-name="Text_20_body"/>
      <text:p text:style-name="Text_20_body"/>
      <text:p text:style-name="P5"><text:span text:style-name="T1">Two other rate - limiting TCA cycle enzymes are α-ketoglutarate dehydrogenase (αKGDH) and malate dehydrogenase (MDH)</text:span> </text:p>
      <text:p text:style-name="P5"/>
      <text:p text:style-name="P2">What is the rate limiting enzyme of fatty acid synthesis?</text:p>
      <text:section text:style-name="Sect1" text:name="_qXBEYNehI8eNkgXjtZyAAQ38">
        <text:p text:style-name="P1"/>
        <text:section text:style-name="Sect1" text:name="_qXBEYNehI8eNkgXjtZyAAQ40">
          <text:p text:style-name="P11">enzyme acetyl-CoA carboxylase</text:p>
          <text:p text:style-name="P8"><text:soft-page-break/>The rate-limiting step in fatty acid synthesis is the formation of malonyl-CoA from <text:span text:style-name="T2">acetyl-CoA</text:span> by the enzyme <text:span text:style-name="T2">acetyl-CoA carboxylase</text:span>.</text:p>
          <text:p text:style-name="P8">What is the rate limiting step in fatty acid oxidation?</text:p>
          <text:p text:style-name="P9"><text:span text:style-name="T3">Importation of Fatty Acids into the Mitochondria.<text:line-break/><text:line-break/></text:span><text:span text:style-name="T4">Carnitine palmitoyltransferase 1</text:span><text:span text:style-name="T3"> (</text:span><text:span text:style-name="T4">CPT 1</text:span><text:span text:style-name="T3">), located on the outer mitochondrial membrane, transfers the acyl group from CoA to carnitine. This is the rate limiting step in beta-oxidation.</text:span></text:p>
          <text:p text:style-name="P8">Although acetyl-CoA carboxylase is considered generally to be the <text:span text:style-name="T2">rate</text:span>-<text:span text:style-name="T2">limiting step</text:span> in lipogenesis, there is evidence that suggests that <text:span text:style-name="T2">fatty acid</text:span> synthetase may become <text:span text:style-name="T2">rate limiting</text:span> under certain conditions. </text:p>
          <text:p text:style-name="P8">What is the rate limiting step in Ketogenesis?</text:p>
          <text:section text:style-name="Sect1" text:name="_vnBEYJSnEcO4kwWf8rqYCA5">
            <text:p text:style-name="P3">Next, the third acetyl-CoA molecule is attached to form 3-hydroxy-3-methylglytaryl-CoA (HMG-CoA) by HMGCS2 (mitochondrial HMG-CoA synthetase, EC 2.3. 3.10), <text:span text:style-name="T2">which is the rate</text:span>-<text:span text:style-name="T2">limiting enzyme</text:span> of the whole pathway</text:p>
          </text:section>
          <text:p text:style-name="P8"><text:span text:style-name="T2">Phosphofructokinase-1</text:span> is the rate-limiting enzyme for glycolysis, while <text:span text:style-name="T2">fructose 1,6-bisphosphatase</text:span> is the rate-limiting enzyme for gluconeogenesis. Nutritional ecology of the ruminant. Gluconeogenic substrates include glycerol, lactate, propionate, and certain amino acids. </text:p>
          <text:p text:style-name="P8"/>
          <text:p text:style-name="P8">What is the rate limiting step of the pentose phosphate pathway?</text:p>
          <text:section text:style-name="Sect1" text:name="_F3JEYMLlEZC6sAfAyq-IDA22">
            <text:p text:style-name="P1"/>
            <text:section text:style-name="Sect1" text:name="_F3JEYMLlEZC6sAfAyq-IDA24">
              <text:p text:style-name="P10">The <text:span text:style-name="T2">pentose pathway</text:span> can be divided into two phases. NADPH + H<text:span text:style-name="T5">+</text:span> is formed from two separate reactions. The glucose 6-<text:span text:style-name="T2">phosphate</text:span> DH (G6PD) reaction is the <text:span text:style-name="T2">rate limiting step</text:span> and is essentially irreversible.</text:p>
            </text:section>
          </text:section>
          <text:p text:style-name="P8"><text:span text:style-name="T6"> Glycolysis</text:span><text:span text:style-name="T7"> substantial flux is controlled at four steps: glucose import, hexokinase, phosphofructokinase, and lactate export</text:span> </text:p>
        </text:section>
      </text:section>
      <text:h text:style-name="P16" text:outline-level="1">Cyclooxygenase (COX) is the rate-limiting step in the production of prostaglandins </text:h>
      <text:p text:style-name="P14"/>
      <text:p text:style-name="P14"><text:span text:style-name="T9">11-</text:span><text:span text:style-name="Emphasis"><text:span text:style-name="T10">cis-Retinol dehydrogenase</text:span></text:span><text:span text:style-name="T8"> </text:span><text:span text:style-name="T9">catalyzes the oxidation of cis-retinols, a </text:span><text:span text:style-name="Emphasis"><text:span text:style-name="T10">rate</text:span></text:span><text:span text:style-name="T9">-</text:span><text:span text:style-name="Emphasis"><text:span text:style-name="T10">limiting</text:span></text:span><text:span text:style-name="T8"> </text:span><text:span text:style-name="T9">step in the biosynthesis of 9-cis-retinoic acid.</text:span> </text:p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Mono" svg:font-family="'Dejavu Sans Mono', Consolas, Courier, monospace"/>
    <style:font-face style:name="Georgia" svg:font-family="Georgia, Palatino, serif"/>
    <style:font-face style:name="Google Sans" svg:font-family="'Google Sans', arial, sans-serif"/>
    <style:font-face style:name="HelveticaNeueBoldCondensed" svg:font-family="HelveticaNeueBoldCondensed, HelveticaNeue-Bold-Condensed, 'Helvetica Neue Bold Condensed', HelveticaNeue-CondensedBold, HelveticaNeueBold, HelveticaNeue-Bold, 'Helvetica Neue Bold', HelveticaNeue, 'Helvetica Neue', HelveticaNeueRoman, HelveticaNeue-Roman, 'Helvetica Neue Roman', TeXGyreHerosCnBold, Helvetica, Arial, serif"/>
    <style:font-face style:name="Roboto" svg:font-family="Roboto, Arial, sans-serif"/>
    <style:font-face style:name="Times New Roman1" svg:font-family="'Times New Roman', stixgeneral, serif"/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07T01:55:58.04</meta:creation-date>
    <dc:date>2021-03-27T22:43:02.47</dc:date>
    <meta:editing-duration>PT12H7M27S</meta:editing-duration>
    <meta:editing-cycles>2</meta:editing-cycles>
    <meta:generator>OpenOffice/4.1.8$Win32 OpenOffice.org_project/418m3$Build-9803</meta:generator>
    <meta:document-statistic meta:table-count="1" meta:image-count="0" meta:object-count="0" meta:page-count="3" meta:paragraph-count="42" meta:word-count="398" meta:character-count="2900"/>
  </office:meta>
</office:document-meta>
</file>